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.getKeyFil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DueTo( Exception 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py.execute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Copy.add( ResourceCollection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reateFilt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.validateAttributes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Copy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PreserveLastModified( String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To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reateFil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.setFiltering( boolean filte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doFileOperations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Copy.buildMap( Resource [ ] fromResources , final File toDir , FileNameMapper mapp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py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Message(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sEnableMultipl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FilterCh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Preserve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y.getOut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Fil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doResourceOperations( Map ma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opy.setIncludeEmptyDirs( boolean includ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add( File baseDir , String name , Map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.setOutpu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iterateOverBaseDirs( HashSet baseDirs , HashMap dirsByBasedir , HashMap filesByBase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py.setFlatten( boolean flatt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add( File baseDir , String [ ] names , Map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y.getMapp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y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Verbose( boolean verbo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Granularity( lo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buildMap( File fromDir , File toDir , String [ ] names , FileNameMapper mapper , Hashtable m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py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.getFilter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y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EnableMultipleMappings( boolean enableMultiple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opySingleFi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py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PreserveLastModified( boolean preser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etTo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can( Resource [ ] fromResources , File 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scan( File fromDir , File toDir , String [ ] files , String [ ] di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